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gr4" style:family="graphic" style:parent-style-name="standard">
      <style:graphic-properties svg:stroke-color="#000000" draw:fill-color="#ff950e"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color="#ffffff"/>
    </style:style>
    <style:style style:name="T1" style:family="text">
      <style:text-properties style:font-name="Liberation Sans1" style:font-name-asian="Liberation Sans1" style:font-name-complex="Liberation Sans1"/>
    </style:style>
    <style:style style:name="T2"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095cm" svg:height="1.069cm" svg:x="3.859cm" svg:y="2.942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9.46cm" svg:y="3.742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2" draw:layer="layout" svg:width="1.205cm" svg:height="0.962cm" svg:x="9.36cm" svg:y="7.333cm">
          <draw:text-box>
            <text:p text:style-name="P2"><text:span text:style-name="T2">1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5-22T22:49:10.538864317</dc:date>
    <dc:creator>elucterio </dc:creator>
    <meta:editing-duration>PT25M16S</meta:editing-duration>
    <meta:editing-cycles>7</meta:editing-cycles>
    <meta:generator>LibreOffice/4.2.8.2$Linux_X86_64 LibreOffice_project/420m0$Build-2</meta:generator>
    <meta:document-statistic meta:object-count="9"/>
  </office:meta>
</office:document-meta>
</file>